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99.04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44.19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vice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tal_memory</text:p>
          </table:table-cell>
          <table:table-cell office:value-type="string" calcext:value-type="string">
            <text:p>free_memory</text:p>
          </table:table-cell>
          <table:table-cell office:value-type="string" calcext:value-type="string">
            <text:p>available_memory</text:p>
          </table:table-cell>
          <table:table-cell office:value-type="string" calcext:value-type="string">
            <text:p>cache_memory</text:p>
          </table:table-cell>
          <table:table-cell office:value-type="string" calcext:value-type="string">
            <text:p>swap_total_memory</text:p>
          </table:table-cell>
          <table:table-cell office:value-type="string" calcext:value-type="string">
            <text:p>app_total_memory</text:p>
          </table:table-cell>
          <table:table-cell office:value-type="string" calcext:value-type="string">
            <text:p>app_free_memory</text:p>
          </table:table-cell>
          <table:table-cell office:value-type="string" calcext:value-type="string">
            <text:p>app_used_memory</text:p>
          </table:table-cell>
          <table:table-cell office:value-type="string" calcext:value-type="string">
            <text:p>no_of_processor</text:p>
          </table:table-cell>
          <table:table-cell office:value-type="string" calcext:value-type="string">
            <text:p>max_cpu_frequency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3806456" calcext:value-type="float">
            <text:p>3806456</text:p>
          </table:table-cell>
          <table:table-cell office:value-type="float" office:value="303023.079812207" calcext:value-type="float">
            <text:p>303023.079812207</text:p>
          </table:table-cell>
          <table:table-cell office:value-type="float" office:value="1498.44600938967" calcext:value-type="float">
            <text:p>1498.44600938967</text:p>
          </table:table-cell>
          <table:table-cell office:value-type="float" office:value="1231832.67605634" calcext:value-type="float">
            <text:p>1231832.67605634</text:p>
          </table:table-cell>
          <table:table-cell office:value-type="float" office:value="1884792" calcext:value-type="float">
            <text:p>1884792</text:p>
          </table:table-cell>
          <table:table-cell office:value-type="float" office:value="16246900.0187793" calcext:value-type="float">
            <text:p>16246900.0187793</text:p>
          </table:table-cell>
          <table:table-cell office:value-type="float" office:value="5789058.55399061" calcext:value-type="float">
            <text:p>5789058.55399061</text:p>
          </table:table-cell>
          <table:table-cell office:value-type="float" office:value="10457841.4647887" calcext:value-type="float">
            <text:p>10457841.4647887</text:p>
          </table:table-cell>
          <table:table-cell office:value-type="float" office:value="8" calcext:value-type="float">
            <text:p>8</text:p>
          </table:table-cell>
          <table:table-cell office:value-type="float" office:value="1716461.97183099" calcext:value-type="float">
            <text:p>1716461.97183099</text:p>
          </table:table-cell>
          <table:table-cell office:value-type="float" office:value="331.450704225352" calcext:value-type="float">
            <text:p>331.450704225352</text:p>
          </table:table-cell>
          <table:table-cell office:value-type="float" office:value="4039" calcext:value-type="float">
            <text:p>4039</text:p>
          </table:table-cell>
          <table:table-cell office:value-type="float" office:value="1" calcext:value-type="float">
            <text:p>1</text:p>
          </table:table-cell>
          <table:table-cell office:value-type="float" office:value="24224" calcext:value-type="float">
            <text:p>24224</text:p>
          </table:table-cell>
          <table:table-cell office:value-type="float" office:value="32429.3808491268" calcext:value-type="float">
            <text:p>32429.3808491268</text:p>
          </table:table-cell>
        </table:table-row>
        <table:table-row table:style-name="ro1">
          <table:table-cell office:value-type="float" office:value="3806456" calcext:value-type="float">
            <text:p>3806456</text:p>
          </table:table-cell>
          <table:table-cell office:value-type="float" office:value="316336.79245283" calcext:value-type="float">
            <text:p>316336.79245283</text:p>
          </table:table-cell>
          <table:table-cell office:value-type="float" office:value="1511.00943396226" calcext:value-type="float">
            <text:p>1511.00943396226</text:p>
          </table:table-cell>
          <table:table-cell office:value-type="float" office:value="1231504.52830189" calcext:value-type="float">
            <text:p>1231504.52830189</text:p>
          </table:table-cell>
          <table:table-cell office:value-type="float" office:value="1884792" calcext:value-type="float">
            <text:p>1884792</text:p>
          </table:table-cell>
          <table:table-cell office:value-type="float" office:value="16244461.6603774" calcext:value-type="float">
            <text:p>16244461.6603774</text:p>
          </table:table-cell>
          <table:table-cell office:value-type="float" office:value="5825496.83018868" calcext:value-type="float">
            <text:p>5825496.83018868</text:p>
          </table:table-cell>
          <table:table-cell office:value-type="float" office:value="10418964.8301887" calcext:value-type="float">
            <text:p>10418964.8301887</text:p>
          </table:table-cell>
          <table:table-cell office:value-type="float" office:value="8" calcext:value-type="float">
            <text:p>8</text:p>
          </table:table-cell>
          <table:table-cell office:value-type="float" office:value="1719305.66037736" calcext:value-type="float">
            <text:p>1719305.66037736</text:p>
          </table:table-cell>
          <table:table-cell office:value-type="float" office:value="332.518867924528" calcext:value-type="float">
            <text:p>332.518867924528</text:p>
          </table:table-cell>
          <table:table-cell office:value-type="float" office:value="4039" calcext:value-type="float">
            <text:p>4039</text:p>
          </table:table-cell>
          <table:table-cell office:value-type="float" office:value="2" calcext:value-type="float">
            <text:p>2</text:p>
          </table:table-cell>
          <table:table-cell office:value-type="float" office:value="23281" calcext:value-type="float">
            <text:p>23281</text:p>
          </table:table-cell>
          <table:table-cell office:value-type="float" office:value="31267.4005554057" calcext:value-type="float">
            <text:p>31267.4005554057</text:p>
          </table:table-cell>
        </table:table-row>
        <table:table-row table:style-name="ro1">
          <table:table-cell office:value-type="float" office:value="3806456" calcext:value-type="float">
            <text:p>3806456</text:p>
          </table:table-cell>
          <table:table-cell office:value-type="float" office:value="314654.862559242" calcext:value-type="float">
            <text:p>314654.862559242</text:p>
          </table:table-cell>
          <table:table-cell office:value-type="float" office:value="1509.4028436019" calcext:value-type="float">
            <text:p>1509.4028436019</text:p>
          </table:table-cell>
          <table:table-cell office:value-type="float" office:value="1231524.54976303" calcext:value-type="float">
            <text:p>1231524.54976303</text:p>
          </table:table-cell>
          <table:table-cell office:value-type="float" office:value="1884792" calcext:value-type="float">
            <text:p>1884792</text:p>
          </table:table-cell>
          <table:table-cell office:value-type="float" office:value="16282451.563981" calcext:value-type="float">
            <text:p>16282451.563981</text:p>
          </table:table-cell>
          <table:table-cell office:value-type="float" office:value="5751307.60189574" calcext:value-type="float">
            <text:p>5751307.60189574</text:p>
          </table:table-cell>
          <table:table-cell office:value-type="float" office:value="10531143.9620853" calcext:value-type="float">
            <text:p>10531143.9620853</text:p>
          </table:table-cell>
          <table:table-cell office:value-type="float" office:value="8" calcext:value-type="float">
            <text:p>8</text:p>
          </table:table-cell>
          <table:table-cell office:value-type="float" office:value="1716443.60189573" calcext:value-type="float">
            <text:p>1716443.60189573</text:p>
          </table:table-cell>
          <table:table-cell office:value-type="float" office:value="343.0663507109" calcext:value-type="float">
            <text:p>343.0663507109</text:p>
          </table:table-cell>
          <table:table-cell office:value-type="float" office:value="4039" calcext:value-type="float">
            <text:p>4039</text:p>
          </table:table-cell>
          <table:table-cell office:value-type="float" office:value="3" calcext:value-type="float">
            <text:p>3</text:p>
          </table:table-cell>
          <table:table-cell office:value-type="float" office:value="23364" calcext:value-type="float">
            <text:p>23364</text:p>
          </table:table-cell>
          <table:table-cell office:value-type="float" office:value="32374.2095585403" calcext:value-type="float">
            <text:p>32374.2095585403</text:p>
          </table:table-cell>
        </table:table-row>
        <table:table-row table:style-name="ro1">
          <table:table-cell office:value-type="float" office:value="3806456" calcext:value-type="float">
            <text:p>3806456</text:p>
          </table:table-cell>
          <table:table-cell office:value-type="float" office:value="313928.528301887" calcext:value-type="float">
            <text:p>313928.528301887</text:p>
          </table:table-cell>
          <table:table-cell office:value-type="float" office:value="1508.74056603774" calcext:value-type="float">
            <text:p>1508.74056603774</text:p>
          </table:table-cell>
          <table:table-cell office:value-type="float" office:value="1231542.86792453" calcext:value-type="float">
            <text:p>1231542.86792453</text:p>
          </table:table-cell>
          <table:table-cell office:value-type="float" office:value="1884792" calcext:value-type="float">
            <text:p>1884792</text:p>
          </table:table-cell>
          <table:table-cell office:value-type="float" office:value="16294126.2641509" calcext:value-type="float">
            <text:p>16294126.2641509</text:p>
          </table:table-cell>
          <table:table-cell office:value-type="float" office:value="5798755.58490566" calcext:value-type="float">
            <text:p>5798755.58490566</text:p>
          </table:table-cell>
          <table:table-cell office:value-type="float" office:value="10495370.6792453" calcext:value-type="float">
            <text:p>10495370.6792453</text:p>
          </table:table-cell>
          <table:table-cell office:value-type="float" office:value="8" calcext:value-type="float">
            <text:p>8</text:p>
          </table:table-cell>
          <table:table-cell office:value-type="float" office:value="1714505.66037736" calcext:value-type="float">
            <text:p>1714505.66037736</text:p>
          </table:table-cell>
          <table:table-cell office:value-type="float" office:value="323.877358490566" calcext:value-type="float">
            <text:p>323.877358490566</text:p>
          </table:table-cell>
          <table:table-cell office:value-type="float" office:value="4039" calcext:value-type="float">
            <text:p>4039</text:p>
          </table:table-cell>
          <table:table-cell office:value-type="float" office:value="4" calcext:value-type="float">
            <text:p>4</text:p>
          </table:table-cell>
          <table:table-cell office:value-type="float" office:value="23259" calcext:value-type="float">
            <text:p>23259</text:p>
          </table:table-cell>
          <table:table-cell office:value-type="float" office:value="30426.0434002925" calcext:value-type="float">
            <text:p>30426.0434002925</text:p>
          </table:table-cell>
        </table:table-row>
        <table:table-row table:style-name="ro1">
          <table:table-cell office:value-type="float" office:value="3806456" calcext:value-type="float">
            <text:p>3806456</text:p>
          </table:table-cell>
          <table:table-cell office:value-type="float" office:value="311774.384976526" calcext:value-type="float">
            <text:p>311774.384976526</text:p>
          </table:table-cell>
          <table:table-cell office:value-type="float" office:value="1506.68544600939" calcext:value-type="float">
            <text:p>1506.68544600939</text:p>
          </table:table-cell>
          <table:table-cell office:value-type="float" office:value="1231660.41314554" calcext:value-type="float">
            <text:p>1231660.41314554</text:p>
          </table:table-cell>
          <table:table-cell office:value-type="float" office:value="1884792" calcext:value-type="float">
            <text:p>1884792</text:p>
          </table:table-cell>
          <table:table-cell office:value-type="float" office:value="16304843.943662" calcext:value-type="float">
            <text:p>16304843.943662</text:p>
          </table:table-cell>
          <table:table-cell office:value-type="float" office:value="6010420.61971831" calcext:value-type="float">
            <text:p>6010420.61971831</text:p>
          </table:table-cell>
          <table:table-cell office:value-type="float" office:value="10294423.3239437" calcext:value-type="float">
            <text:p>10294423.3239437</text:p>
          </table:table-cell>
          <table:table-cell office:value-type="float" office:value="8" calcext:value-type="float">
            <text:p>8</text:p>
          </table:table-cell>
          <table:table-cell office:value-type="float" office:value="1710152.11267606" calcext:value-type="float">
            <text:p>1710152.11267606</text:p>
          </table:table-cell>
          <table:table-cell office:value-type="float" office:value="335.732394366197" calcext:value-type="float">
            <text:p>335.732394366197</text:p>
          </table:table-cell>
          <table:table-cell office:value-type="float" office:value="3935" calcext:value-type="float">
            <text:p>3935</text:p>
          </table:table-cell>
          <table:table-cell office:value-type="float" office:value="5" calcext:value-type="float">
            <text:p>5</text:p>
          </table:table-cell>
          <table:table-cell office:value-type="float" office:value="23304" calcext:value-type="float">
            <text:p>23304</text:p>
          </table:table-cell>
          <table:table-cell office:value-type="float" office:value="30787.0768715493" calcext:value-type="float">
            <text:p>30787.0768715493</text:p>
          </table:table-cell>
        </table:table-row>
        <table:table-row table:style-name="ro1">
          <table:table-cell office:value-type="float" office:value="3806456" calcext:value-type="float">
            <text:p>3806456</text:p>
          </table:table-cell>
          <table:table-cell office:value-type="float" office:value="312360.638497653" calcext:value-type="float">
            <text:p>312360.638497653</text:p>
          </table:table-cell>
          <table:table-cell office:value-type="float" office:value="1507.2676056338" calcext:value-type="float">
            <text:p>1507.2676056338</text:p>
          </table:table-cell>
          <table:table-cell office:value-type="float" office:value="1231684" calcext:value-type="float">
            <text:p>1231684</text:p>
          </table:table-cell>
          <table:table-cell office:value-type="float" office:value="1884792" calcext:value-type="float">
            <text:p>1884792</text:p>
          </table:table-cell>
          <table:table-cell office:value-type="float" office:value="16253516.6948357" calcext:value-type="float">
            <text:p>16253516.6948357</text:p>
          </table:table-cell>
          <table:table-cell office:value-type="float" office:value="6067859.53051643" calcext:value-type="float">
            <text:p>6067859.53051643</text:p>
          </table:table-cell>
          <table:table-cell office:value-type="float" office:value="10185657.1643192" calcext:value-type="float">
            <text:p>10185657.1643192</text:p>
          </table:table-cell>
          <table:table-cell office:value-type="float" office:value="8" calcext:value-type="float">
            <text:p>8</text:p>
          </table:table-cell>
          <table:table-cell office:value-type="float" office:value="1710152.11267606" calcext:value-type="float">
            <text:p>1710152.11267606</text:p>
          </table:table-cell>
          <table:table-cell office:value-type="float" office:value="330.253521126761" calcext:value-type="float">
            <text:p>330.253521126761</text:p>
          </table:table-cell>
          <table:table-cell office:value-type="float" office:value="3935" calcext:value-type="float">
            <text:p>3935</text:p>
          </table:table-cell>
          <table:table-cell office:value-type="float" office:value="6" calcext:value-type="float">
            <text:p>6</text:p>
          </table:table-cell>
          <table:table-cell office:value-type="float" office:value="23303" calcext:value-type="float">
            <text:p>23303</text:p>
          </table:table-cell>
          <table:table-cell office:value-type="float" office:value="30283.3578540845" calcext:value-type="float">
            <text:p>30283.3578540845</text:p>
          </table:table-cell>
        </table:table-row>
        <table:table-row table:style-name="ro1">
          <table:table-cell office:value-type="float" office:value="3806456" calcext:value-type="float">
            <text:p>3806456</text:p>
          </table:table-cell>
          <table:table-cell office:value-type="float" office:value="310880.769953052" calcext:value-type="float">
            <text:p>310880.769953052</text:p>
          </table:table-cell>
          <table:table-cell office:value-type="float" office:value="1506.07042253521" calcext:value-type="float">
            <text:p>1506.07042253521</text:p>
          </table:table-cell>
          <table:table-cell office:value-type="float" office:value="1231731.66197183" calcext:value-type="float">
            <text:p>1231731.66197183</text:p>
          </table:table-cell>
          <table:table-cell office:value-type="float" office:value="1884792" calcext:value-type="float">
            <text:p>1884792</text:p>
          </table:table-cell>
          <table:table-cell office:value-type="float" office:value="16271995.7934272" calcext:value-type="float">
            <text:p>16271995.7934272</text:p>
          </table:table-cell>
          <table:table-cell office:value-type="float" office:value="5411307.38028169" calcext:value-type="float">
            <text:p>5411307.38028169</text:p>
          </table:table-cell>
          <table:table-cell office:value-type="float" office:value="10860688.4131455" calcext:value-type="float">
            <text:p>10860688.4131455</text:p>
          </table:table-cell>
          <table:table-cell office:value-type="float" office:value="8" calcext:value-type="float">
            <text:p>8</text:p>
          </table:table-cell>
          <table:table-cell office:value-type="float" office:value="1712315.49295775" calcext:value-type="float">
            <text:p>1712315.49295775</text:p>
          </table:table-cell>
          <table:table-cell office:value-type="float" office:value="341.075117370892" calcext:value-type="float">
            <text:p>341.075117370892</text:p>
          </table:table-cell>
          <table:table-cell office:value-type="float" office:value="3935" calcext:value-type="float">
            <text:p>3935</text:p>
          </table:table-cell>
          <table:table-cell office:value-type="float" office:value="7" calcext:value-type="float">
            <text:p>7</text:p>
          </table:table-cell>
          <table:table-cell office:value-type="float" office:value="23396" calcext:value-type="float">
            <text:p>23396</text:p>
          </table:table-cell>
          <table:table-cell office:value-type="float" office:value="31400.487210047" calcext:value-type="float">
            <text:p>31400.487210047</text:p>
          </table:table-cell>
        </table:table-row>
        <table:table-row table:style-name="ro1">
          <table:table-cell office:value-type="float" office:value="3806456" calcext:value-type="float">
            <text:p>3806456</text:p>
          </table:table-cell>
          <table:table-cell office:value-type="float" office:value="309370.985915493" calcext:value-type="float">
            <text:p>309370.985915493</text:p>
          </table:table-cell>
          <table:table-cell office:value-type="float" office:value="1504.46478873239" calcext:value-type="float">
            <text:p>1504.46478873239</text:p>
          </table:table-cell>
          <table:table-cell office:value-type="float" office:value="1231792.63849765" calcext:value-type="float">
            <text:p>1231792.63849765</text:p>
          </table:table-cell>
          <table:table-cell office:value-type="float" office:value="1884792" calcext:value-type="float">
            <text:p>1884792</text:p>
          </table:table-cell>
          <table:table-cell office:value-type="float" office:value="16244996.6948357" calcext:value-type="float">
            <text:p>16244996.6948357</text:p>
          </table:table-cell>
          <table:table-cell office:value-type="float" office:value="5510456.78873239" calcext:value-type="float">
            <text:p>5510456.78873239</text:p>
          </table:table-cell>
          <table:table-cell office:value-type="float" office:value="10734539.9061033" calcext:value-type="float">
            <text:p>10734539.9061033</text:p>
          </table:table-cell>
          <table:table-cell office:value-type="float" office:value="8" calcext:value-type="float">
            <text:p>8</text:p>
          </table:table-cell>
          <table:table-cell office:value-type="float" office:value="1715650.70422535" calcext:value-type="float">
            <text:p>1715650.70422535</text:p>
          </table:table-cell>
          <table:table-cell office:value-type="float" office:value="338.169014084507" calcext:value-type="float">
            <text:p>338.169014084507</text:p>
          </table:table-cell>
          <table:table-cell office:value-type="float" office:value="3917" calcext:value-type="float">
            <text:p>3917</text:p>
          </table:table-cell>
          <table:table-cell office:value-type="float" office:value="8" calcext:value-type="float">
            <text:p>8</text:p>
          </table:table-cell>
          <table:table-cell office:value-type="float" office:value="23404" calcext:value-type="float">
            <text:p>23404</text:p>
          </table:table-cell>
          <table:table-cell office:value-type="float" office:value="31001.1262912676" calcext:value-type="float">
            <text:p>31001.1262912676</text:p>
          </table:table-cell>
        </table:table-row>
        <table:table-row table:style-name="ro1">
          <table:table-cell office:value-type="float" office:value="3806456" calcext:value-type="float">
            <text:p>3806456</text:p>
          </table:table-cell>
          <table:table-cell office:value-type="float" office:value="307016.280373832" calcext:value-type="float">
            <text:p>307016.280373832</text:p>
          </table:table-cell>
          <table:table-cell office:value-type="float" office:value="1502.39252336449" calcext:value-type="float">
            <text:p>1502.39252336449</text:p>
          </table:table-cell>
          <table:table-cell office:value-type="float" office:value="1232016" calcext:value-type="float">
            <text:p>1232016</text:p>
          </table:table-cell>
          <table:table-cell office:value-type="float" office:value="1884792" calcext:value-type="float">
            <text:p>1884792</text:p>
          </table:table-cell>
          <table:table-cell office:value-type="float" office:value="16254617.4205607" calcext:value-type="float">
            <text:p>16254617.4205607</text:p>
          </table:table-cell>
          <table:table-cell office:value-type="float" office:value="4991398.5046729" calcext:value-type="float">
            <text:p>4991398.5046729</text:p>
          </table:table-cell>
          <table:table-cell office:value-type="float" office:value="11263218.9158879" calcext:value-type="float">
            <text:p>11263218.9158879</text:p>
          </table:table-cell>
          <table:table-cell office:value-type="float" office:value="8" calcext:value-type="float">
            <text:p>8</text:p>
          </table:table-cell>
          <table:table-cell office:value-type="float" office:value="1709338.31775701" calcext:value-type="float">
            <text:p>1709338.31775701</text:p>
          </table:table-cell>
          <table:table-cell office:value-type="float" office:value="314.88785046729" calcext:value-type="float">
            <text:p>314.88785046729</text:p>
          </table:table-cell>
          <table:table-cell office:value-type="float" office:value="3917" calcext:value-type="float">
            <text:p>3917</text:p>
          </table:table-cell>
          <table:table-cell office:value-type="float" office:value="9" calcext:value-type="float">
            <text:p>9</text:p>
          </table:table-cell>
          <table:table-cell office:value-type="float" office:value="23365" calcext:value-type="float">
            <text:p>23365</text:p>
          </table:table-cell>
          <table:table-cell office:value-type="float" office:value="28818.7580707009" calcext:value-type="float">
            <text:p>28818.7580707009</text:p>
          </table:table-cell>
        </table:table-row>
        <table:table-row table:style-name="ro1">
          <table:table-cell office:value-type="float" office:value="3806456" calcext:value-type="float">
            <text:p>3806456</text:p>
          </table:table-cell>
          <table:table-cell office:value-type="float" office:value="252608.016806723" calcext:value-type="float">
            <text:p>252608.016806723</text:p>
          </table:table-cell>
          <table:table-cell office:value-type="float" office:value="1457.47478991597" calcext:value-type="float">
            <text:p>1457.47478991597</text:p>
          </table:table-cell>
          <table:table-cell office:value-type="float" office:value="1240337.74789916" calcext:value-type="float">
            <text:p>1240337.74789916</text:p>
          </table:table-cell>
          <table:table-cell office:value-type="float" office:value="1884792" calcext:value-type="float">
            <text:p>1884792</text:p>
          </table:table-cell>
          <table:table-cell office:value-type="float" office:value="13672786.5882353" calcext:value-type="float">
            <text:p>13672786.5882353</text:p>
          </table:table-cell>
          <table:table-cell office:value-type="float" office:value="4467134.38655462" calcext:value-type="float">
            <text:p>4467134.38655462</text:p>
          </table:table-cell>
          <table:table-cell office:value-type="float" office:value="9205652.20168067" calcext:value-type="float">
            <text:p>9205652.20168067</text:p>
          </table:table-cell>
          <table:table-cell office:value-type="float" office:value="8" calcext:value-type="float">
            <text:p>8</text:p>
          </table:table-cell>
          <table:table-cell office:value-type="float" office:value="1726628.57142857" calcext:value-type="float">
            <text:p>1726628.57142857</text:p>
          </table:table-cell>
          <table:table-cell office:value-type="float" office:value="319.953781512605" calcext:value-type="float">
            <text:p>319.953781512605</text:p>
          </table:table-cell>
          <table:table-cell office:value-type="float" office:value="3917" calcext:value-type="float">
            <text:p>3917</text:p>
          </table:table-cell>
          <table:table-cell office:value-type="float" office:value="10" calcext:value-type="float">
            <text:p>10</text:p>
          </table:table-cell>
          <table:table-cell office:value-type="float" office:value="30333" calcext:value-type="float">
            <text:p>30333</text:p>
          </table:table-cell>
          <table:table-cell office:value-type="float" office:value="38015.1040999538" calcext:value-type="float">
            <text:p>38015.10409995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5" meta:object-count="0"/>
    <meta:generator>LibreOffice/6.0.7.3$Linux_X86_64 LibreOffice_project/00m0$Build-3</meta:generator>
  </office:meta>
</office:document-meta>
</file>